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00000016C851A96E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start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16.509cm" svg:height="5.605cm" svg:x="0cm" svg:y="0cm">
        <draw:image xlink:href="Pictures/10000000000004300000016C851A96EF.png" xlink:type="simple" xlink:show="embed" xlink:actuate="onLoad">
          <text:p/>
        </draw:image>
      </draw:frame>
      <text:p text:style-name="P1">Test</text:p>
      <text:p text:style-name="Standard"><draw:frame draw:style-name="fr1" draw:name="Picture 1" text:anchor-type="as-char" svg:width="16.51cm" svg:height="5.606cm" draw:z-index="1"><draw:image xlink:href="Pictures/10000000000004300000016C851A96EF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</meta:initial-creator>
    <dc:creator>Matt</dc:creator>
    <meta:editing-cycles>1</meta:editing-cycles>
    <meta:creation-date>2012-04-13T16:41:00</meta:creation-date>
    <dc:date>2012-04-13T16:42:00</dc:date>
    <meta:editing-duration>PT1S</meta:editing-duration>
    <meta:generator>LibreOffice/3.3$Linux LibreOffice_project/330m19$Build-301</meta:generator>
    <meta:document-statistic meta:table-count="0" meta:image-count="1" meta:object-count="0" meta:page-count="1" meta:paragraph-count="2" meta:word-count="1" meta:character-count="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